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24000000E54FE15A30.eps" manifest:media-type=""/>
  <manifest:file-entry manifest:full-path="Pictures/20000001000002C2000000FA3A819434.svm" manifest:media-type=""/>
  <manifest:file-entry manifest:full-path="Pictures/20000001000001A3000000FEF458D03D.svm" manifest:media-type=""/>
  <manifest:file-entry manifest:full-path="Pictures/10000000000000200000002000309F1C.png" manifest:media-type="image/png"/>
  <manifest:file-entry manifest:full-path="Pictures/2000000100000196000000FE4139D476.svm" manifest:media-type=""/>
  <manifest:file-entry manifest:full-path="Pictures/2000000100000118000000D410B89FAF.svm" manifest:media-type=""/>
  <manifest:file-entry manifest:full-path="Pictures/200000010000019600000129D2B3B070.svm" manifest:media-type=""/>
  <manifest:file-entry manifest:full-path="Pictures/2000000100000124000000D8A19DD694.svm" manifest:media-type=""/>
  <manifest:file-entry manifest:full-path="Pictures/20000001000001A3000000D8A175A90F.svm" manifest:media-type=""/>
  <manifest:file-entry manifest:full-path="Pictures/20000001000000FE000000FA28DF3A34.svm" manifest:media-type=""/>
  <manifest:file-entry manifest:full-path="Pictures/20000001000000FA000000D8AB97C17A.svm" manifest:media-type=""/>
  <manifest:file-entry manifest:full-path="Pictures/200000010000018E0000012976C1BA3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0.5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U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U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939cm" svg:height="4.571cm" svg:x="0.994cm" svg:y="1.21cm">
          <draw:image xlink:href="Pictures/2000000200000224000000E54FE15A30.eps" xlink:type="simple" xlink:show="embed" xlink:actuate="onLoad">
            <text:p/>
          </draw:image>
        </draw:frame>
        <draw:frame draw:style-name="gr2" draw:text-style-name="P1" draw:layer="layout" svg:width="0.299cm" svg:height="0.258cm" svg:x="0.755cm" svg:y="3.787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11.183cm" svg:y="3.16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304cm" svg:height="0.299cm" svg:x="2.205cm" svg:y="3.294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3.684cm" svg:y="1.643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7.717cm" svg:y="4.896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10.198cm" svg:y="1.311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846cm" svg:height="0.299cm" svg:x="7.327cm" svg:y="1.862cm">
          <draw:image xlink:href="Pictures/20000001000002C2000000FA3A819434.svm" xlink:type="simple" xlink:show="embed" xlink:actuate="onLoad">
            <text:p/>
          </draw:image>
        </draw:frame>
        <draw:frame draw:style-name="gr6" draw:text-style-name="P1" draw:layer="layout" svg:width="0.476cm" svg:height="0.355cm" svg:x="5.155cm" svg:y="2.662cm">
          <draw:image xlink:href="Pictures/200000010000018E0000012976C1BA3E.svm" xlink:type="simple" xlink:show="embed" xlink:actuate="onLoad">
            <text:p/>
          </draw:image>
        </draw:frame>
        <draw:frame draw:style-name="gr7" draw:text-style-name="P1" draw:layer="layout" svg:width="0.486cm" svg:height="0.355cm" svg:x="4.909cm" svg:y="3.292cm">
          <draw:image xlink:href="Pictures/200000010000019600000129D2B3B070.svm" xlink:type="simple" xlink:show="embed" xlink:actuate="onLoad">
            <text:p/>
          </draw:image>
        </draw:frame>
        <draw:custom-shape draw:style-name="gr8" draw:text-style-name="P1" draw:layer="layout" svg:width="0.341cm" svg:height="5.254cm" draw:transform="rotate (-1.57079632679579) translate (12.001cm 1.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1.399cm" svg:height="0.802cm" svg:x="8.79cm" svg:y="0.301cm">
          <draw:text-box>
            <text:p><text:span text:style-name="T1">جمع کار</text:span></text:p>
          </draw:text-box>
        </draw:frame>
        <draw:frame draw:style-name="gr10" draw:text-style-name="P1" draw:layer="layout" svg:width="0.335cm" svg:height="0.253cm" svg:x="4.588cm" svg:y="1.207cm">
          <draw:image xlink:href="Pictures/2000000100000118000000D410B89FAF.svm" xlink:type="simple" xlink:show="embed" xlink:actuate="onLoad">
            <text:p/>
          </draw:image>
        </draw:frame>
        <draw:frame draw:style-name="gr11" draw:text-style-name="P1" draw:layer="layout" svg:width="0.502cm" svg:height="0.258cm" svg:x="6.356cm" svg:y="3.058cm">
          <draw:image xlink:href="Pictures/20000001000001A3000000D8A175A90F.svm" xlink:type="simple" xlink:show="embed" xlink:actuate="onLoad">
            <text:p/>
          </draw:image>
        </draw:frame>
        <draw:frame draw:style-name="gr12" draw:text-style-name="P1" draw:layer="layout" svg:width="0.486cm" svg:height="0.304cm" svg:x="4.511cm" svg:y="4.49cm">
          <draw:image xlink:href="Pictures/2000000100000196000000FE4139D476.svm" xlink:type="simple" xlink:show="embed" xlink:actuate="onLoad">
            <text:p/>
          </draw:image>
        </draw:frame>
        <draw:frame draw:style-name="gr13" draw:text-style-name="P1" draw:layer="layout" svg:width="0.502cm" svg:height="0.304cm" svg:x="10.419cm" svg:y="3.488cm">
          <draw:image xlink:href="Pictures/20000001000001A3000000FEF458D03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09T14:39:28</meta:creation-date>
    <meta:editing-duration>PT15M34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4-11T16:11:15</dc:date>
    <dc:creator>kkk </dc:creator>
    <meta:document-statistic meta:object-count="16"/>
    <meta:template xlink:type="simple" xlink:actuate="onRequest" xlink:title="kkkFigures" xlink:href="../../../../.libreoffice/3/user/template/kkkFigures.otg" meta:date="2014-04-09T14:39:28"/>
  </office:meta>
</office:document-meta>
</file>